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12PT</text:p>
          </table:table-cell>
          <table:table-cell table:style-name="Default" table:number-columns-repeated="6"/>
        </table:table-row>
        <table:table-row table:style-name="ro1">
          <table:table-cell table:formula="of:=ROUND(300/22;0)-1" office:value-type="float" office:value="13" calcext:value-type="float">
            <text:p>13</text:p>
          </table:table-cell>
          <table:table-cell table:style-name="Default" office:value-type="string" calcext:value-type="string">
            <text:p>Number of Lines</text:p>
          </table:table-cell>
          <table:table-cell table:style-name="Default" table:number-columns-repeated="5"/>
        </table:table-row>
        <table:table-row table:style-name="ro1">
          <table:table-cell table:formula="of:=ROUND(400/20;0)" office:value-type="float" office:value="20" calcext:value-type="float">
            <text:p>20</text:p>
          </table:table-cell>
          <table:table-cell table:style-name="Default" office:value-type="string" calcext:value-type="string">
            <text:p>Number of Characthers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3]-LEN(COM.MICROSOFT.CONCAT([.C4];[.D4];[.E4]))" office:value-type="float" office:value="3" calcext:value-type="float">
            <text:p>3</text:p>
          </table:table-cell>
          <table:table-cell office:value-type="string" calcext:value-type="string">
            <text:p>Alarm Einstellen </text:p>
          </table:table-cell>
          <table:table-cell table:number-columns-repeated="4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$A$3]-LEN(COM.MICROSOFT.CONCAT([.C5];[.D5];[.E5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$A$3]-LEN(COM.MICROSOFT.CONCAT([.C6];[.D6];[.E6]))" office:value-type="float" office:value="-2" calcext:value-type="float">
            <text:p>-2</text:p>
          </table:table-cell>
          <table:table-cell office:value-type="string" calcext:value-type="string">
            <text:p>Einmal – 1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$A$3]-LEN(COM.MICROSOFT.CONCAT([.C7];[.D7];[.E7]))" office:value-type="float" office:value="-2" calcext:value-type="float">
            <text:p>-2</text:p>
          </table:table-cell>
          <table:table-cell office:value-type="string" calcext:value-type="string">
            <text:p>Einmal – 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$A$3]-LEN(COM.MICROSOFT.CONCAT([.C8];[.D8];[.E8]))" office:value-type="float" office:value="-2" calcext:value-type="float">
            <text:p>-2</text:p>
          </table:table-cell>
          <table:table-cell office:value-type="string" calcext:value-type="string">
            <text:p>Einmal – 3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$A$3]-LEN(COM.MICROSOFT.CONCAT([.C9];[.D9];[.E9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$A$3]-LEN(COM.MICROSOFT.CONCAT([.C10];[.D10];[.E10]))" office:value-type="float" office:value="-1" calcext:value-type="float">
            <text:p>-1</text:p>
          </table:table-cell>
          <table:table-cell office:value-type="string" calcext:value-type="string">
            <text:p>Werktag-1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$A$3]-LEN(COM.MICROSOFT.CONCAT([.C11];[.D11];[.E11]))" office:value-type="float" office:value="-1" calcext:value-type="float">
            <text:p>-1</text:p>
          </table:table-cell>
          <table:table-cell office:value-type="string" calcext:value-type="string">
            <text:p>Werktag-2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$A$3]-LEN(COM.MICROSOFT.CONCAT([.C12];[.D12];[.E12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$A$3]-LEN(COM.MICROSOFT.CONCAT([.C13];[.D13];[.E13]))" office:value-type="float" office:value="-2" calcext:value-type="float">
            <text:p>-2</text:p>
          </table:table-cell>
          <table:table-cell office:value-type="string" calcext:value-type="string">
            <text:p>Wochenende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$A$3]-LEN(COM.MICROSOFT.CONCAT([.C14];[.D14];[.E14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$A$3]-LEN(COM.MICROSOFT.CONCAT([.C15];[.D15];[.E15]))" office:value-type="float" office:value="4" calcext:value-type="float">
            <text:p>4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8h 5min</text:p>
          </table:table-cell>
          <table:table-cell table:number-columns-repeated="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$A$3]-LEN(COM.MICROSOFT.CONCAT([.C16];[.D16];[.E16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23:57:52.092399800</meta:creation-date>
    <dc:date>2021-08-14T00:45:25.050138433</dc:date>
    <meta:editing-duration>PT25M32S</meta:editing-duration>
    <meta:editing-cycles>1</meta:editing-cycles>
    <meta:document-statistic meta:table-count="1" meta:cell-count="53" meta:object-count="0"/>
    <meta:generator>LibreOffice/6.4.6.2$Linux_X86_64 LibreOffice_project/40$Build-2</meta:generator>
  </office:meta>
</office:document-meta>
</file>